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'Lucida Console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0.5pt" fo:letter-spacing="normal" fo:font-style="normal" fo:font-weight="normal" officeooo:paragraph-rsid="0017a472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onaco" fo:font-size="10.5pt" fo:letter-spacing="normal" fo:font-style="normal" fo:font-weight="normal" officeooo:rsid="001b97d8" officeooo:paragraph-rsid="001b97d8"/>
    </style:style>
    <style:style style:name="T1" style:family="text">
      <style:text-properties officeooo:rsid="0014c0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images</text:p>
      <text:p text:style-name="P1"/>
      <text:p text:style-name="P1">------------------------------------------</text:p>
      <text:p text:style-name="P1"/>
      <text:p text:style-name="P1">docker-compose up -d</text:p>
      <text:p text:style-name="P1"/>
      <text:p text:style-name="P2"><text:bookmark-start text:name="__DdeLink__113_4105989360"/>docker-compose ps<text:bookmark-end text:name="__DdeLink__113_4105989360"/></text:p>
      <text:p text:style-name="P2"/>
      <text:p text:style-name="P2">docker-compose​​​​​​​​ logs postgres</text:p>
      <text:p text:style-name="P2"/>
      <text:p text:style-name="P1">docker-compose <text:span text:style-name="T1">down</text:span></text:p>
      <text:p text:style-name="P1"/>
      <text:p text:style-name="P1"/>
      <text:p text:style-name="P1"/>
      <text:p text:style-name="P1"/>
      <text:p text:style-name="P3">1.<text:bookmark-start text:name="__DdeLink__110_4105989360"/>ls<text:bookmark-end text:name="__DdeLink__110_4105989360"/></text:p>
      <text:p text:style-name="P3">2.docker-compose up -d</text:p>
      <text:p text:style-name="P3">3.docker-compose p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'Lucida Console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3:45:39.311384802</meta:creation-date>
    <meta:editing-duration>PT5H58M49S</meta:editing-duration>
    <meta:editing-cycles>3</meta:editing-cycles>
    <meta:generator>LibreOffice/6.4.7.2$Linux_X86_64 LibreOffice_project/40$Build-2</meta:generator>
    <dc:date>2021-11-12T18:12:56.543881823</dc:date>
    <meta:document-statistic meta:table-count="0" meta:image-count="0" meta:object-count="0" meta:page-count="1" meta:paragraph-count="9" meta:word-count="17" meta:character-count="192" meta:non-whitespace-character-count="162"/>
  </office:meta>
</office:document-meta>
</file>